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000000" draw:marker-start-width="0.279cm" draw:marker-end-width="0.279cm" draw:fill="solid" draw:fill-color="#eeeeee" draw:textarea-horizontal-align="justify" draw:textarea-vertical-align="middle" draw:auto-grow-height="false" fo:min-height="2.55cm" fo:min-width="4.5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1.45cm" fo:min-width="2.4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e3d200" draw:textarea-horizontal-align="justify" draw:textarea-vertical-align="middle" draw:auto-grow-height="false" fo:min-height="0.65cm" fo:min-width="0.4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5e8ac7" draw:textarea-horizontal-align="justify" draw:textarea-vertical-align="middle" draw:auto-grow-height="false" fo:min-height="0.598cm" fo:min-width="0.348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729fcf" draw:textarea-horizontal-align="justify" draw:textarea-vertical-align="middle" draw:auto-grow-height="false" fo:min-height="0.12cm" fo:min-width="0.3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e3d200" draw:textarea-horizontal-align="justify" draw:textarea-vertical-align="middle" draw:auto-grow-height="false" fo:min-height="0.12cm" fo:min-width="0.3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color="#fff450"/>
    </style:style>
    <style:style style:name="P4" style:family="paragraph">
      <loext:graphic-properties draw:fill="none"/>
      <style:paragraph-properties fo:text-align="center"/>
      <style:text-properties fo:color="#0066b3"/>
    </style:style>
    <style:style style:name="P5" style:family="paragraph">
      <loext:graphic-properties draw:fill-color="#e3d200"/>
      <style:paragraph-properties fo:text-align="center"/>
    </style:style>
    <style:style style:name="P6" style:family="paragraph">
      <loext:graphic-properties draw:fill-color="#5e8ac7"/>
      <style:paragraph-properties fo:text-align="center"/>
    </style:style>
    <style:style style:name="P7" style:family="paragraph">
      <style:paragraph-properties fo:text-align="center"/>
      <style:text-properties fo:color="#808080"/>
    </style:style>
    <style:style style:name="P8" style:family="paragraph">
      <loext:graphic-properties draw:fill="none"/>
      <style:paragraph-properties fo:text-align="center"/>
      <style:text-properties fo:color="#808080"/>
    </style:style>
    <style:style style:name="P9" style:family="paragraph">
      <loext:graphic-properties draw:fill-color="#729fcf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e3d200"/>
    </style:style>
    <style:style style:name="T3" style:family="text">
      <style:text-properties fo:color="#0066b3"/>
    </style:style>
    <style:style style:name="T4" style:family="text">
      <style:text-properties fo:color="#808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cm" svg:height="2.8cm" svg:x="4.7cm" svg:y="1cm">
          <text:p text:style-name="P1">Unitary tool</text:p>
          <text:p text:style-name="P1"><text:span text:style-name="T1">(+ options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9cm" svg:height="1.7cm" svg:x="0.1cm" svg:y="1.5cm">
          <text:p text:style-name="P1"><text:span text:style-name="T2">Input(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9cm" svg:height="1.7cm" svg:x="5.8cm" svg:y="5.1cm">
          <text:p text:style-name="P1"><text:span text:style-name="T3">Out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9cm" svg:height="0.9cm" svg:x="3.8cm" svg:y="1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9cm" svg:height="0.9cm" svg:x="6.8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2.9cm" svg:height="1.7cm" svg:x="4.2cm" svg:y="-0.3cm">
          <text:p text:style-name="P7"><text:span text:style-name="T4">St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1.7cm" svg:height="0.6cm" svg:x="6.4cm" svg:y="4.9cm">
          <text:p/>
          <draw:enhanced-geometry svg:viewBox="0 0 21600 21600" draw:text-areas="?f0 0 ?f2 ?f5" draw:mirror-horizontal="false" draw:mirror-vertical="false" draw:type="down-arrow" draw:modifiers="8795.20958083832 5395.8493466564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5" draw:layer="layout" svg:width="1.7cm" svg:height="0.6cm" draw:transform="rotate (1.5707963267949) translate (3cm 3.2cm)">
          <text:p/>
          <draw:enhanced-geometry svg:viewBox="0 0 21600 21600" draw:text-areas="?f0 0 ?f2 ?f5" draw:mirror-horizontal="false" draw:mirror-vertical="false" draw:type="down-arrow" draw:modifiers="8795.20958083832 5395.8493466564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c Duron</meta:initial-creator>
    <meta:creation-date>2017-10-13T10:30:35.384551797</meta:creation-date>
    <dc:date>2017-10-16T23:24:54.943249116</dc:date>
    <dc:creator>Luc Duron</dc:creator>
    <meta:editing-duration>PT20M19S</meta:editing-duration>
    <meta:editing-cycles>6</meta:editing-cycles>
    <meta:generator>LibreOffice/5.4.1.2.0$Linux_X86_64 LibreOffice_project/40m0$Build-2</meta:generator>
    <meta:document-statistic meta:object-count="8"/>
  </office:meta>
</office:document-meta>
</file>